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QueryTransformer.lazy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RQueryTransformer.endElement( String uri , String name , String raw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JCRQueryTransformer.startElement( String uri , String name , String raw , Attributes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CRQueryTransformer.characters( char [ ] buff , int offse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RQueryTransformer.sendItem( Item item , JCRSelection acsel , Map namespac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52">
            <text:p text:style-name="Table_20_Contents">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